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orbel" svg:font-family="Corbel" style:font-family-generic="swiss"/>
    <style:font-face style:name="Corbel1" svg:font-family="Corbe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58cm"/>
    </style:style>
    <style:style style:name="co2" style:family="table-column">
      <style:table-column-properties fo:break-before="auto" style:column-width="7.574cm"/>
    </style:style>
    <style:style style:name="co3" style:family="table-column">
      <style:table-column-properties fo:break-before="auto" style:column-width="2.88cm"/>
    </style:style>
    <style:style style:name="co4" style:family="table-column">
      <style:table-column-properties fo:break-before="auto" style:column-width="3.868cm"/>
    </style:style>
    <style:style style:name="co5" style:family="table-column">
      <style:table-column-properties fo:break-before="auto" style:column-width="0.686cm"/>
    </style:style>
    <style:style style:name="ro1" style:family="table-row">
      <style:table-row-properties style:row-height="2.117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1.058cm" fo:break-before="auto" style:use-optimal-row-height="false"/>
    </style:style>
    <style:style style:name="ro6" style:family="table-row">
      <style:table-row-properties style:row-height="1.236cm" fo:break-before="auto" style:use-optimal-row-height="false"/>
    </style:style>
    <style:style style:name="ro7" style:family="table-row">
      <style:table-row-properties style:row-height="1.369cm" fo:break-before="auto" style:use-optimal-row-height="false"/>
    </style:style>
    <style:style style:name="ro8" style:family="table-row">
      <style:table-row-properties style:row-height="1.157cm" fo:break-before="auto" style:use-optimal-row-height="false"/>
    </style:style>
    <style:style style:name="ro9" style:family="table-row">
      <style:table-row-properties style:row-height="0.452cm" fo:break-before="auto" style:use-optimal-row-height="false"/>
    </style:style>
    <style:style style:name="ta1" style:family="table" style:master-page-name="PageStyle_5f_Project_20_Planner">
      <style:table-properties table:display="true" style:writing-mode="lr-tb" table:tab-color="#735773"/>
    </style: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" style:family="table-cell" style:parent-style-name="Excel_20_Built-in_20_Title" style:data-style-name="N0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3" style:family="table-cell" style:parent-style-name="Excel_20_Built-in_20_Explanatory_20_Text" style:data-style-name="N0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4" style:family="table-cell" style:parent-style-name="Excel_20_Built-in_20_Heading_20_2">
      <style:table-cell-properties fo:border-bottom="0.74pt solid #735773" style:cell-protect="protected" style:print-content="true" fo:background-color="transparent" fo:border-left="none" fo:border-right="none" style:rotation-align="none" fo:border-top="none"/>
    </style:style>
    <style:style style:name="ce5" style:family="table-cell" style:parent-style-name="Excel_20_Built-in_20_Heading_20_2">
      <style:table-cell-properties fo:border-bottom="0.74pt solid #735773" style:cell-protect="protected" style:print-content="true" style:diagonal-bl-tr="none" style:diagonal-tl-br="none" fo:background-color="transparent" fo:border-left="none" fo:border-right="none" style:rotation-align="none" fo:border-top="none"/>
    </style:style>
    <style:style style:name="ce6" style:family="table-cell" style:parent-style-name="Activity">
      <style:table-cell-properties style:cell-protect="protected" style:print-content="true" style:diagonal-bl-tr="none" style:diagonal-tl-br="none" fo:background-color="transparent" fo:border="none" style:rotation-align="none" style:vertical-align="middle"/>
      <style:text-properties fo:color="#40404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7" style:family="table-cell" style:parent-style-name="Activity">
      <style:table-cell-properties style:cell-protect="protected" style:print-content="true" style:diagonal-bl-tr="none" style:diagonal-tl-br="none" fo:background-color="transparent" fo:border="none" style:rotation-align="none"/>
      <style:map style:condition="is-true-formula(1)" style:apply-style-name="ConditionalStyle_5f_10" style:base-cell-address="'Project Planner'.B24"/>
    </style:style>
    <style:style style:name="ce8" style:family="table-cell" style:parent-style-name="Activity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9" style:family="table-cell" style:parent-style-name="Excel_20_Built-in_20_Heading_20_1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5" style:family="table-cell" style:parent-style-name="Excel_20_Built-in_20_Heading_20_3">
      <style:table-cell-properties fo:border-bottom="0.74pt solid #735773" style:cell-protect="protected" style:print-content="true" fo:background-color="transparent" fo:border-left="none" fo:border-right="none" style:rotation-align="none" fo:border-top="none"/>
    </style:style>
    <style:style style:name="ce46" style:family="table-cell" style:parent-style-name="Excel_20_Built-in_20_Heading_20_3">
      <style:table-cell-properties fo:border-bottom="0.74pt solid #735773" style:cell-protect="protected" style:print-content="true" style:diagonal-bl-tr="none" style:diagonal-tl-br="none" fo:background-color="transparent" fo:border-left="none" fo:border-right="none" style:rotation-align="none" fo:border-top="none"/>
    </style:style>
    <style:style style:name="ce1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is-true-formula(1)" style:apply-style-name="ConditionalStyle_5f_10" style:base-cell-address="'Project Planner'.B24"/>
    </style:style>
    <style:style style:name="ce1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5" style:family="table-cell" style:parent-style-name="Period_20_Highlight_20_Control" style:data-style-name="N0">
      <style:table-cell-properties style:cell-protect="protected" style:print-content="true" style:rotation-align="none"/>
    </style:style>
    <style:style style:name="ce16" style:family="table-cell" style:parent-style-name="Excel_20_Built-in_20_Heading_20_3">
      <style:table-cell-properties fo:border-bottom="0.74pt solid #735773" style:cell-protect="protected" style:print-content="true" style:diagonal-bl-tr="none" style:diagonal-tl-br="none" fo:background-color="transparent" fo:border-left="none" fo:border-right="none" style:rotation-align="none" fo:border-top="0.74pt solid #d1871a"/>
    </style:style>
    <style:style style:name="ce17" style:family="table-cell" style:parent-style-name="Percent_20_Complete">
      <style:table-cell-properties style:cell-protect="protected" style:print-content="true" style:diagonal-bl-tr="none" style:diagonal-tl-br="none" fo:background-color="transparent" fo:border="none" style:rotation-align="none"/>
      <style:text-properties fo:color="#735773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18" style:family="table-cell" style:parent-style-name="Percent_20_Complete">
      <style:table-cell-properties style:cell-protect="protected" style:print-content="true" style:diagonal-bl-tr="none" style:diagonal-tl-br="none" fo:background-color="transparent" fo:border="none" style:rotation-align="none"/>
      <style:map style:condition="is-true-formula(1)" style:apply-style-name="ConditionalStyle_5f_10" style:base-cell-address="'Project Planner'.B24"/>
    </style:style>
    <style:style style:name="ce19" style:family="table-cell" style:parent-style-name="Percent_20_Complete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20" style:family="table-cell" style:parent-style-name="Period_20_Value">
      <style:table-cell-properties style:rotation-align="none"/>
    </style:style>
    <style:style style:name="ce21" style:family="table-cell" style:parent-style-name="Excel_20_Built-in_20_Heading_20_4">
      <style:table-cell-properties style:cell-protect="protected" style:print-content="true" fo:background-color="transparent" style:rotation-align="none"/>
    </style:style>
    <style:style style:name="ce22" style:family="table-cell" style:parent-style-name="Period_20_Headers">
      <style:table-cell-properties style:cell-protect="protected" style:print-content="true" fo:background-color="transparent" style:rotation-align="none"/>
      <style:map style:condition="is-true-formula([.H$4]=period_selected)" style:apply-style-name="ConditionalStyle_5f_9" style:base-cell-address="'Project Planner'.H4"/>
    </style:style>
    <style:style style:name="ce2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is-true-formula(PercentComplete)" style:apply-style-name="ConditionalStyle_5f_8" style:base-cell-address="'Project Planner'.H5"/>
      <style:map style:condition="is-true-formula(PercentCompleteBeyond)" style:apply-style-name="ConditionalStyle_5f_7" style:base-cell-address="'Project Planner'.H5"/>
      <style:map style:condition="is-true-formula(Actual)" style:apply-style-name="ConditionalStyle_5f_6" style:base-cell-address="'Project Planner'.H5"/>
      <style:map style:condition="is-true-formula(ActualBeyond)" style:apply-style-name="ConditionalStyle_5f_5" style:base-cell-address="'Project Planner'.H5"/>
      <style:map style:condition="is-true-formula(Plan)" style:apply-style-name="ConditionalStyle_5f_4" style:base-cell-address="'Project Planner'.H5"/>
      <style:map style:condition="is-true-formula([.H$4]=period_selected)" style:apply-style-name="ConditionalStyle_5f_3" style:base-cell-address="'Project Planner'.H5"/>
      <style:map style:condition="is-true-formula(MOD(COLUMN();2))" style:apply-style-name="ConditionalStyle_5f_2" style:base-cell-address="'Project Planner'.H5"/>
      <style:map style:condition="is-true-formula(MOD(COLUMN();2)=0)" style:apply-style-name="ConditionalStyle_5f_1" style:base-cell-address="'Project Planner'.H5"/>
    </style:style>
    <style:style style:name="ce24" style:family="table-cell" style:parent-style-name="Project_20_Headers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25" style:family="table-cell" style:parent-style-name="Plan_20_legend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2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2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2.49pt solid #ffffff" fo:border-right="2.49pt solid #ffffff" style:rotation-align="none" fo:border-top="non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8" style:family="table-cell" style:parent-style-name="Label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9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none" fo:border-right="2.49pt solid #ffffff" style:rotation-align="none" fo:border-top="non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0" style:family="table-cell" style:parent-style-name="Actual_20_legend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1" style:family="table-cell" style:parent-style-name="_25__20_complete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67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2.49pt solid #ffffff" fo:border-right="2.49pt solid #ffffff" style:rotation-align="none" fo:border-top="non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3" style:family="table-cell" style:parent-style-name="Label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4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none" fo:border-right="2.49pt solid #ffffff" style:rotation-align="none" fo:border-top="non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5" style:family="table-cell" style:parent-style-name="Actual_20__28_beyond_20_plan_29__20_legend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6" style:family="table-cell" style:parent-style-name="Default">
      <style:map style:condition="is-true-formula(PercentComplete)" style:apply-style-name="ConditionalStyle_5f_8" style:base-cell-address="'Project Planner'.H5"/>
      <style:map style:condition="is-true-formula(PercentCompleteBeyond)" style:apply-style-name="ConditionalStyle_5f_7" style:base-cell-address="'Project Planner'.H5"/>
      <style:map style:condition="is-true-formula(Actual)" style:apply-style-name="ConditionalStyle_5f_6" style:base-cell-address="'Project Planner'.H5"/>
      <style:map style:condition="is-true-formula(ActualBeyond)" style:apply-style-name="ConditionalStyle_5f_5" style:base-cell-address="'Project Planner'.H5"/>
      <style:map style:condition="is-true-formula(Plan)" style:apply-style-name="ConditionalStyle_5f_4" style:base-cell-address="'Project Planner'.H5"/>
      <style:map style:condition="is-true-formula([.H$4]=period_selected)" style:apply-style-name="ConditionalStyle_5f_3" style:base-cell-address="'Project Planner'.H5"/>
      <style:map style:condition="is-true-formula(MOD(COLUMN();2))" style:apply-style-name="ConditionalStyle_5f_2" style:base-cell-address="'Project Planner'.H5"/>
      <style:map style:condition="is-true-formula(MOD(COLUMN();2)=0)" style:apply-style-name="ConditionalStyle_5f_1" style:base-cell-address="'Project Planner'.H5"/>
    </style:style>
    <style:style style:name="ce37" style:family="table-cell" style:parent-style-name="Default">
      <style:map style:condition="is-true-formula(1)" style:apply-style-name="ConditionalStyle_5f_10" style:base-cell-address="'Project Planner'.B24"/>
    </style:style>
    <style:style style:name="ce38" style:family="table-cell" style:parent-style-name="_25__20_complete_20__28_beyond_20_plan_29__20_legend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9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2.49pt solid #ffffff" fo:border-right="none" style:rotation-align="none" fo:border-top="non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T1" style:family="text">
      <style:text-properties fo:color="#404040" style:font-name="Calibri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404040"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style:font-name="Corbel" fo:font-size="11pt" style:font-name-complex="Corbel" style:font-size-asian="11pt" style:font-size-complex="11pt"/>
    </style:style>
    <style:style style:name="T3" style:family="text">
      <style:text-properties fo:color="#404040"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style:font-name="Calibri" fo:font-size="12pt" style:font-name-complex="Calibri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base-cell-address="'Project Planner'.A1">
          <table:help-message table:display="true">
            <text:p>Project planner uses periods for intervals. Start=1 is period 1 and duration=5 means project spans 5 periods starting from start period. Enter data starting in B5 to update the chart</text:p>
          </table:help-message>
          <table:error-message table:message-type="stop" table:display="true"/>
        </table:content-validation>
        <table:content-validation table:name="val2" table:base-cell-address="'Project Planner'.B1">
          <table:help-message table:display="true">
            <text:p>Title of the project. Enter a new title in this cell. Highlight a period in H2. Chart legend is in J2 to AI2</text:p>
          </table:help-message>
          <table:error-message table:message-type="stop" table:display="true"/>
        </table:content-validation>
        <table:content-validation table:name="val3" table:base-cell-address="'Project Planner'.B2">
          <table:help-message table:display="true">
            <text:p>Select a period to highlight in H2. A Chart legend is in J2 to AI2</text:p>
          </table:help-message>
          <table:error-message table:message-type="stop" table:display="true"/>
        </table:content-validation>
        <table:content-validation table:name="val4" table:base-cell-address="'Project Planner'.B3">
          <table:help-message table:display="true">
            <text:p>Enter activity in column B, starting with cell B5</text:p>
          </table:help-message>
          <table:error-message table:message-type="stop" table:display="true"/>
        </table:content-validation>
        <table:content-validation table:name="val5" table:base-cell-address="'Project Planner'.C3">
          <table:help-message table:display="true">
            <text:p>Enter plan start period in column C, starting with cell C5</text:p>
          </table:help-message>
          <table:error-message table:message-type="stop" table:display="true"/>
        </table:content-validation>
        <table:content-validation table:name="val6" table:base-cell-address="'Project Planner'.D3">
          <table:help-message table:display="true">
            <text:p>Enter plan duration period in column D, starting with cell D5</text:p>
          </table:help-message>
          <table:error-message table:message-type="stop" table:display="true"/>
        </table:content-validation>
        <table:content-validation table:name="val7" table:base-cell-address="'Project Planner'.E3">
          <table:help-message table:display="true">
            <text:p>Enter actual start period in column E, starting with cell E5</text:p>
          </table:help-message>
          <table:error-message table:message-type="stop" table:display="true"/>
        </table:content-validation>
        <table:content-validation table:name="val8" table:base-cell-address="'Project Planner'.F3">
          <table:help-message table:display="true">
            <text:p>Enter actual duration period in column F, starting with cell F5</text:p>
          </table:help-message>
          <table:error-message table:message-type="stop" table:display="true"/>
        </table:content-validation>
        <table:content-validation table:name="val9" table:base-cell-address="'Project Planner'.G3">
          <table:help-message table:display="true">
            <text:p>Enter the percentage of project completed in column G, starting with cell G5</text:p>
          </table:help-message>
          <table:error-message table:message-type="stop" table:display="true"/>
        </table:content-validation>
        <table:content-validation table:name="val10" table:condition="of:cell-content-is-in-list(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;&quot;29&quot;;&quot;30&quot;;&quot;31&quot;;&quot;32&quot;;&quot;33&quot;;&quot;34&quot;;&quot;35&quot;;&quot;36&quot;;&quot;37&quot;;&quot;38&quot;;&quot;39&quot;;&quot;40&quot;;&quot;41&quot;;&quot;42&quot;;&quot;43&quot;;&quot;44&quot;;&quot;45&quot;;&quot;46&quot;;&quot;47&quot;;&quot;48&quot;;&quot;49&quot;;&quot;50&quot;;&quot;51&quot;;&quot;52&quot;;&quot;53&quot;;&quot;54&quot;;&quot;55&quot;;&quot;56&quot;;&quot;57&quot;;&quot;58&quot;;&quot;59&quot;;&quot;60&quot;)" table:allow-empty-cell="true" table:display-list="unsorted" table:base-cell-address="'Project Planner'.H2">
          <table:help-message table:display="true">
            <text:p>Enter a period in the range of 1 to 60 or select a period from the list. Press ALT+DOWN ARROW to navigate the list, then ENTER to select a value</text:p>
          </table:help-message>
          <table:error-message table:message-type="warning" table:display="true">
            <text:p>Type a value from 1 to 60 or select a period from the list-press <text:s/>CANCEL, ALT+DOWN ARROW, then ENTER to select a value</text:p>
          </table:error-message>
        </table:content-validation>
        <table:content-validation table:name="val11" table:base-cell-address="'Project Planner'.H3">
          <table:help-message table:display="true">
            <text:p>Periods are charted from 1 to 60 starting from cell H4 to cell BO4 </text:p>
          </table:help-message>
          <table:error-message table:message-type="stop" table:display="true"/>
        </table:content-validation>
        <table:content-validation table:name="val12" table:base-cell-address="'Project Planner'.J2">
          <table:help-message table:display="true">
            <text:p>This legend cell indicates plan duration</text:p>
          </table:help-message>
          <table:error-message table:message-type="stop" table:display="true"/>
        </table:content-validation>
        <table:content-validation table:name="val13" table:base-cell-address="'Project Planner'.P2">
          <table:help-message table:display="true">
            <text:p>This legend cell indicates actual duration</text:p>
          </table:help-message>
          <table:error-message table:message-type="stop" table:display="true"/>
        </table:content-validation>
        <table:content-validation table:name="val14" table:base-cell-address="'Project Planner'.U2">
          <table:help-message table:display="true">
            <text:p>This legend cell indicates the percentage of project completed</text:p>
          </table:help-message>
          <table:error-message table:message-type="stop" table:display="true"/>
        </table:content-validation>
        <table:content-validation table:name="val15" table:base-cell-address="'Project Planner'.Z2">
          <table:help-message table:display="true">
            <text:p>This legend cell indicates actual duration beyond plan</text:p>
          </table:help-message>
          <table:error-message table:message-type="stop" table:display="true"/>
        </table:content-validation>
        <table:content-validation table:name="val16" table:base-cell-address="'Project Planner'.AH2">
          <table:help-message table:display="true">
            <text:p>This legend cell indicates the percentage of project completed beyond plan</text:p>
          </table:help-message>
          <table:error-message table:message-type="stop" table:display="true"/>
        </table:content-validation>
      </table:content-validations>
      <table:table table:name="Project Planne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number-columns-repeated="4" table:default-cell-style-name="ce14"/>
        <table:table-column table:style-name="co4" table:default-cell-style-name="ce19"/>
        <table:table-column table:style-name="co5" table:number-columns-repeated="20" table:default-cell-style-name="ce14"/>
        <table:table-column table:style-name="co5" table:number-columns-repeated="997" table:default-cell-style-name="Default"/>
        <table:table-row table:style-name="ro1">
          <table:table-cell table:content-validation-name="val1"/>
          <table:table-cell table:style-name="ce2" table:content-validation-name="val2" office:value-type="string" calcext:value-type="string">
            <text:p>Spilserver Administration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/>
          <table:table-cell table:style-name="ce3" table:content-validation-name="val3" office:value-type="string" calcext:value-type="string">
            <text:p>Select a period to highlight at right. <text:s/>A legend describing the charting follows.</text:p>
          </table:table-cell>
          <table:table-cell table:style-name="ce3" table:content-validation-name="val3" table:number-columns-repeated="4"/>
          <table:table-cell table:style-name="ce15" office:value-type="string" calcext:value-type="string">
            <text:p><text:s/>Period Highlight:</text:p>
          </table:table-cell>
          <table:table-cell table:style-name="ce20" table:content-validation-name="val10" office:value-type="float" office:value="24" calcext:value-type="float">
            <text:p>24</text:p>
          </table:table-cell>
          <table:table-cell/>
          <table:table-cell table:style-name="ce25" table:content-validation-name="val12"/>
          <table:table-cell table:style-name="ce62" office:value-type="string" calcext:value-type="string" table:number-columns-spanned="5" table:number-rows-spanned="1">
            <text:p>Plan Duration</text:p>
          </table:table-cell>
          <table:covered-table-cell table:number-columns-repeated="3" table:style-name="ce28"/>
          <table:covered-table-cell table:style-name="ce29"/>
          <table:table-cell table:style-name="ce30" table:content-validation-name="val13"/>
          <table:table-cell table:style-name="ce62" office:value-type="string" calcext:value-type="string" table:number-columns-spanned="4" table:number-rows-spanned="1">
            <text:p>Actual Start</text:p>
          </table:table-cell>
          <table:covered-table-cell table:number-columns-repeated="2" table:style-name="ce28"/>
          <table:covered-table-cell table:style-name="ce29"/>
          <table:table-cell table:style-name="ce31" table:content-validation-name="val14"/>
          <table:table-cell table:style-name="ce67" office:value-type="string" calcext:value-type="string" table:number-columns-spanned="4" table:number-rows-spanned="1">
            <text:p><text:span text:style-name="T1">%</text:span><text:span text:style-name="T2"> </text:span><text:span text:style-name="T3">Complete</text:span></text:p>
          </table:table-cell>
          <table:covered-table-cell table:number-columns-repeated="2" table:style-name="ce33"/>
          <table:covered-table-cell table:style-name="ce34"/>
          <table:table-cell table:style-name="ce35" table:content-validation-name="val15"/>
          <table:table-cell table:style-name="ce67" office:value-type="string" calcext:value-type="string" table:number-columns-spanned="7" table:number-rows-spanned="1">
            <text:p><text:span text:style-name="T1">Actual (beyond plan</text:span><text:span text:style-name="T2">)</text:span></text:p>
          </table:table-cell>
          <table:covered-table-cell table:number-columns-repeated="5" table:style-name="ce33"/>
          <table:covered-table-cell table:style-name="ce34"/>
          <table:table-cell table:style-name="ce38" table:content-validation-name="val16"/>
          <table:table-cell table:style-name="ce39" office:value-type="string" calcext:value-type="string" table:number-columns-spanned="8" table:number-rows-spanned="1">
            <text:p><text:span text:style-name="T1">%</text:span><text:span text:style-name="T2"> </text:span><text:span text:style-name="T3">Complete (beyond plan)</text:span></text:p>
          </table:table-cell>
          <table:covered-table-cell table:number-columns-repeated="7" table:style-name="ce33"/>
          <table:table-cell table:number-columns-repeated="982"/>
        </table:table-row>
        <table:table-header-rows>
          <table:table-row table:style-name="ro3">
            <table:table-cell table:style-name="ce1"/>
            <table:table-cell table:style-name="ce4" table:content-validation-name="val4" office:value-type="string" calcext:value-type="string" table:number-columns-spanned="1" table:number-rows-spanned="2">
              <text:p>ACTIVITY</text:p>
            </table:table-cell>
            <table:table-cell table:style-name="ce45" table:content-validation-name="val5" office:value-type="string" calcext:value-type="string" table:number-columns-spanned="1" table:number-rows-spanned="2">
              <text:p>PLAN START</text:p>
            </table:table-cell>
            <table:table-cell table:style-name="ce45" table:content-validation-name="val6" office:value-type="string" calcext:value-type="string" table:number-columns-spanned="1" table:number-rows-spanned="2">
              <text:p>PLAN DURATION</text:p>
            </table:table-cell>
            <table:table-cell table:style-name="ce45" table:content-validation-name="val7" office:value-type="string" calcext:value-type="string" table:number-columns-spanned="1" table:number-rows-spanned="2">
              <text:p>ACTUAL START</text:p>
            </table:table-cell>
            <table:table-cell table:style-name="ce45" table:content-validation-name="val8" office:value-type="string" calcext:value-type="string" table:number-columns-spanned="1" table:number-rows-spanned="2">
              <text:p>ACTUAL DURATION</text:p>
            </table:table-cell>
            <table:table-cell table:style-name="ce16" table:content-validation-name="val9" office:value-type="string" calcext:value-type="string" table:number-columns-spanned="1" table:number-rows-spanned="2">
              <text:p>PERCENT COMPLETE</text:p>
            </table:table-cell>
            <table:table-cell table:style-name="ce21" table:content-validation-name="val11" office:value-type="string" calcext:value-type="string">
              <text:p>PERIODS</text:p>
            </table:table-cell>
            <table:table-cell table:style-name="ce24"/>
            <table:table-cell table:style-name="ce26" table:number-columns-repeated="18"/>
            <table:table-cell table:style-name="ce1" table:number-columns-repeated="997"/>
          </table:table-row>
          <table:table-row table:style-name="ro4">
            <table:table-cell/>
            <table:covered-table-cell table:style-name="ce5" table:content-validation-name="val4"/>
            <table:covered-table-cell table:style-name="ce46" table:content-validation-name="val5"/>
            <table:covered-table-cell table:style-name="ce46" table:content-validation-name="val6"/>
            <table:covered-table-cell table:style-name="ce46" table:content-validation-name="val7"/>
            <table:covered-table-cell table:style-name="ce46" table:content-validation-name="val8"/>
            <table:covered-table-cell table:style-name="ce46" table:content-validation-name="val9"/>
            <table:table-cell table:style-name="ce22" office:value-type="float" office:value="1" calcext:value-type="float">
              <text:p>1</text:p>
            </table:table-cell>
            <table:table-cell table:style-name="ce22" office:value-type="float" office:value="2" calcext:value-type="float">
              <text:p>2</text:p>
            </table:table-cell>
            <table:table-cell table:style-name="ce22" office:value-type="float" office:value="3" calcext:value-type="float">
              <text:p>3</text:p>
            </table:table-cell>
            <table:table-cell table:style-name="ce22" office:value-type="float" office:value="4" calcext:value-type="float">
              <text:p>4</text:p>
            </table:table-cell>
            <table:table-cell table:style-name="ce22" office:value-type="float" office:value="5" calcext:value-type="float">
              <text:p>5</text:p>
            </table:table-cell>
            <table:table-cell table:style-name="ce22" office:value-type="float" office:value="6" calcext:value-type="float">
              <text:p>6</text:p>
            </table:table-cell>
            <table:table-cell table:style-name="ce22" office:value-type="float" office:value="7" calcext:value-type="float">
              <text:p>7</text:p>
            </table:table-cell>
            <table:table-cell table:style-name="ce22" office:value-type="float" office:value="8" calcext:value-type="float">
              <text:p>8</text:p>
            </table:table-cell>
            <table:table-cell table:style-name="ce22" office:value-type="float" office:value="9" calcext:value-type="float">
              <text:p>9</text:p>
            </table:table-cell>
            <table:table-cell table:style-name="ce22" office:value-type="float" office:value="10" calcext:value-type="float">
              <text:p>10</text:p>
            </table:table-cell>
            <table:table-cell table:style-name="ce22" office:value-type="float" office:value="11" calcext:value-type="float">
              <text:p>11</text:p>
            </table:table-cell>
            <table:table-cell table:style-name="ce22" office:value-type="float" office:value="12" calcext:value-type="float">
              <text:p>12</text:p>
            </table:table-cell>
            <table:table-cell table:style-name="ce22" office:value-type="float" office:value="13" calcext:value-type="float">
              <text:p>13</text:p>
            </table:table-cell>
            <table:table-cell table:style-name="ce22" office:value-type="float" office:value="14" calcext:value-type="float">
              <text:p>14</text:p>
            </table:table-cell>
            <table:table-cell table:style-name="ce22" office:value-type="float" office:value="15" calcext:value-type="float">
              <text:p>15</text:p>
            </table:table-cell>
            <table:table-cell table:style-name="ce22" office:value-type="float" office:value="16" calcext:value-type="float">
              <text:p>16</text:p>
            </table:table-cell>
            <table:table-cell table:style-name="ce22" office:value-type="float" office:value="17" calcext:value-type="float">
              <text:p>17</text:p>
            </table:table-cell>
            <table:table-cell table:style-name="ce22" office:value-type="float" office:value="18" calcext:value-type="float">
              <text:p>18</text:p>
            </table:table-cell>
            <table:table-cell table:style-name="ce22" office:value-type="float" office:value="19" calcext:value-type="float">
              <text:p>19</text:p>
            </table:table-cell>
            <table:table-cell table:style-name="ce22" office:value-type="float" office:value="20" calcext:value-type="float">
              <text:p>20</text:p>
            </table:table-cell>
            <table:table-cell table:style-name="ce22" office:value-type="float" office:value="21" calcext:value-type="float">
              <text:p>21</text:p>
            </table:table-cell>
            <table:table-cell table:style-name="ce22" office:value-type="float" office:value="22" calcext:value-type="float">
              <text:p>22</text:p>
            </table:table-cell>
            <table:table-cell table:style-name="ce22" office:value-type="float" office:value="23" calcext:value-type="float">
              <text:p>23</text:p>
            </table:table-cell>
            <table:table-cell table:style-name="ce22" office:value-type="float" office:value="24" calcext:value-type="float">
              <text:p>24</text:p>
            </table:table-cell>
            <table:table-cell table:style-name="ce22" office:value-type="float" office:value="25" calcext:value-type="float">
              <text:p>25</text:p>
            </table:table-cell>
            <table:table-cell table:style-name="ce22" office:value-type="float" office:value="26" calcext:value-type="float">
              <text:p>26</text:p>
            </table:table-cell>
            <table:table-cell table:style-name="ce22" office:value-type="float" office:value="27" calcext:value-type="float">
              <text:p>27</text:p>
            </table:table-cell>
            <table:table-cell table:style-name="ce22" office:value-type="float" office:value="28" calcext:value-type="float">
              <text:p>28</text:p>
            </table:table-cell>
            <table:table-cell table:style-name="ce22" office:value-type="float" office:value="29" calcext:value-type="float">
              <text:p>29</text:p>
            </table:table-cell>
            <table:table-cell table:style-name="ce22" office:value-type="float" office:value="30" calcext:value-type="float">
              <text:p>30</text:p>
            </table:table-cell>
            <table:table-cell table:style-name="ce22" office:value-type="float" office:value="31" calcext:value-type="float">
              <text:p>31</text:p>
            </table:table-cell>
            <table:table-cell table:style-name="ce22" office:value-type="float" office:value="32" calcext:value-type="float">
              <text:p>32</text:p>
            </table:table-cell>
            <table:table-cell table:style-name="ce22" office:value-type="float" office:value="33" calcext:value-type="float">
              <text:p>33</text:p>
            </table:table-cell>
            <table:table-cell table:style-name="ce22" office:value-type="float" office:value="34" calcext:value-type="float">
              <text:p>34</text:p>
            </table:table-cell>
            <table:table-cell table:style-name="ce22" office:value-type="float" office:value="35" calcext:value-type="float">
              <text:p>35</text:p>
            </table:table-cell>
            <table:table-cell table:style-name="ce22" office:value-type="float" office:value="36" calcext:value-type="float">
              <text:p>36</text:p>
            </table:table-cell>
            <table:table-cell table:style-name="ce22" office:value-type="float" office:value="37" calcext:value-type="float">
              <text:p>37</text:p>
            </table:table-cell>
            <table:table-cell table:style-name="ce22" office:value-type="float" office:value="38" calcext:value-type="float">
              <text:p>38</text:p>
            </table:table-cell>
            <table:table-cell table:style-name="ce22" office:value-type="float" office:value="39" calcext:value-type="float">
              <text:p>39</text:p>
            </table:table-cell>
            <table:table-cell table:style-name="ce22" office:value-type="float" office:value="40" calcext:value-type="float">
              <text:p>40</text:p>
            </table:table-cell>
            <table:table-cell table:style-name="ce22" office:value-type="float" office:value="41" calcext:value-type="float">
              <text:p>41</text:p>
            </table:table-cell>
            <table:table-cell table:style-name="ce22" office:value-type="float" office:value="42" calcext:value-type="float">
              <text:p>42</text:p>
            </table:table-cell>
            <table:table-cell table:style-name="ce22" office:value-type="float" office:value="43" calcext:value-type="float">
              <text:p>43</text:p>
            </table:table-cell>
            <table:table-cell table:style-name="ce22" office:value-type="float" office:value="44" calcext:value-type="float">
              <text:p>44</text:p>
            </table:table-cell>
            <table:table-cell table:style-name="ce22" office:value-type="float" office:value="45" calcext:value-type="float">
              <text:p>45</text:p>
            </table:table-cell>
            <table:table-cell table:style-name="ce22" office:value-type="float" office:value="46" calcext:value-type="float">
              <text:p>46</text:p>
            </table:table-cell>
            <table:table-cell table:style-name="ce22" office:value-type="float" office:value="47" calcext:value-type="float">
              <text:p>47</text:p>
            </table:table-cell>
            <table:table-cell table:style-name="ce22" office:value-type="float" office:value="48" calcext:value-type="float">
              <text:p>48</text:p>
            </table:table-cell>
            <table:table-cell table:style-name="ce22" office:value-type="float" office:value="49" calcext:value-type="float">
              <text:p>49</text:p>
            </table:table-cell>
            <table:table-cell table:style-name="ce22" office:value-type="float" office:value="50" calcext:value-type="float">
              <text:p>50</text:p>
            </table:table-cell>
            <table:table-cell table:style-name="ce22" office:value-type="float" office:value="51" calcext:value-type="float">
              <text:p>51</text:p>
            </table:table-cell>
            <table:table-cell table:style-name="ce22" office:value-type="float" office:value="52" calcext:value-type="float">
              <text:p>52</text:p>
            </table:table-cell>
            <table:table-cell table:style-name="ce22" office:value-type="float" office:value="53" calcext:value-type="float">
              <text:p>53</text:p>
            </table:table-cell>
            <table:table-cell table:style-name="ce22" office:value-type="float" office:value="54" calcext:value-type="float">
              <text:p>54</text:p>
            </table:table-cell>
            <table:table-cell table:style-name="ce22" office:value-type="float" office:value="55" calcext:value-type="float">
              <text:p>55</text:p>
            </table:table-cell>
            <table:table-cell table:style-name="ce22" office:value-type="float" office:value="56" calcext:value-type="float">
              <text:p>56</text:p>
            </table:table-cell>
            <table:table-cell table:style-name="ce22" office:value-type="float" office:value="57" calcext:value-type="float">
              <text:p>57</text:p>
            </table:table-cell>
            <table:table-cell table:style-name="ce22" office:value-type="float" office:value="58" calcext:value-type="float">
              <text:p>58</text:p>
            </table:table-cell>
            <table:table-cell table:style-name="ce22" office:value-type="float" office:value="59" calcext:value-type="float">
              <text:p>59</text:p>
            </table:table-cell>
            <table:table-cell table:style-name="ce22" office:value-type="float" office:value="60" calcext:value-type="float">
              <text:p>60</text:p>
            </table:table-cell>
            <table:table-cell table:number-columns-repeated="957"/>
          </table:table-row>
        </table:table-header-rows>
        <table:table-row table:style-name="ro5">
          <table:table-cell/>
          <table:table-cell table:style-name="ce6" office:value-type="string" calcext:value-type="string">
            <text:p>Case Beskrivelse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17" office:value-type="percentage" office:value="1" calcext:value-type="percentage">
            <text:p>100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Problem formulering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17" office:value-type="percentage" office:value="1" calcext:value-type="percentage">
            <text:p>100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Kravspecifikatio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percentage" office:value="1" calcext:value-type="percentage">
            <text:p>100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Estimeret Tidspla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percentage" office:value="1" calcext:value-type="percentage">
            <text:p>100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Real Tidsplan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4" calcext:value-type="float">
            <text:p>24</text:p>
          </table:table-cell>
          <table:table-cell table:style-name="ce17" office:value-type="percentage" office:value="1" calcext:value-type="percentage">
            <text:p>100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Processrapport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4" calcext:value-type="float">
            <text:p>24</text:p>
          </table:table-cell>
          <table:table-cell table:style-name="ce17" office:value-type="percentage" office:value="1" calcext:value-type="percentage">
            <text:p>100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Produktrapport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4" calcext:value-type="float">
            <text:p>24</text:p>
          </table:table-cell>
          <table:table-cell table:style-name="ce17" office:value-type="percentage" office:value="1" calcext:value-type="percentage">
            <text:p>100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Opsætning af Docker/DB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percentage" office:value="1" calcext:value-type="percentage">
            <text:p>100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WebApi opsætning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7" office:value-type="percentage" office:value="0.95" calcext:value-type="percentage">
            <text:p>95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6">
          <table:table-cell/>
          <table:table-cell table:style-name="ce6" office:value-type="string" calcext:value-type="string">
            <text:p>K1 - API til åbne/lukke Docker containere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percentage" office:value="1" calcext:value-type="percentage">
            <text:p>100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7">
          <table:table-cell/>
          <table:table-cell table:style-name="ce6" office:value-type="string" calcext:value-type="string">
            <text:p>K2 - Opsætning og forståelse af flutter</text:p>
          </table:table-cell>
          <table:table-cell table:number-columns-repeated="4" table:style-name="ce12" office:value-type="float" office:value="7" calcext:value-type="float">
            <text:p>7</text:p>
          </table:table-cell>
          <table:table-cell table:style-name="ce17" office:value-type="percentage" office:value="1" calcext:value-type="percentage">
            <text:p>100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8">
          <table:table-cell/>
          <table:table-cell table:style-name="ce6" office:value-type="string" calcext:value-type="string">
            <text:p>K2 - Simpel app til administration af servere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style-name="ce17" office:value-type="percentage" office:value="0.8" calcext:value-type="percentage">
            <text:p>80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K3 – Logning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percentage" office:value="0.75" calcext:value-type="percentage">
            <text:p>75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K4 – Visning af online spillere/servere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2" calcext:value-type="float">
            <text:p>2</text:p>
          </table:table-cell>
          <table:table-cell table:style-name="ce17" office:value-type="percentage" office:value="0.75" calcext:value-type="percentage">
            <text:p>75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K5 - Live opdatering i app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3" calcext:value-type="float">
            <text:p>3</text:p>
          </table:table-cell>
          <table:table-cell table:style-name="ce17" office:value-type="percentage" office:value="1" calcext:value-type="percentage">
            <text:p>100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K7 - Automatiske backups af save-filer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2" calcext:value-type="float">
            <text:p>2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K8 – Web-frontend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3" calcext:value-type="float">
            <text:p>3</text:p>
          </table:table-cell>
          <table:table-cell table:style-name="ce17" office:value-type="percentage" office:value="1" calcext:value-type="percentage">
            <text:p>100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K9 - Push notifikationer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" calcext:value-type="float">
            <text:p>2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K10 – Brugerrettigheder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percentage" office:value="0.7" calcext:value-type="percentage">
            <text:p>70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7"/>
          <table:table-cell table:style-name="ce13" table:number-columns-repeated="4"/>
          <table:table-cell table:style-name="ce18"/>
          <table:table-cell table:style-name="ce13" table:number-columns-repeated="20"/>
          <table:table-cell table:style-name="ce37" table:number-columns-repeated="40"/>
          <table:table-cell table:number-columns-repeated="957"/>
        </table:table-row>
        <table:table-row table:style-name="ro5" table:number-rows-repeated="1048551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Titles" table:base-cell-address="$'Project Planner'.$A$1" table:cell-range-address="$'Project Planner'.$A$3:.$AMJ$4" table:range-usable-as="repeat-column repeat-row"/>
        </table:named-expressions>
        <calcext:conditional-formats>
          <calcext:conditional-format calcext:target-range-address="'Project Planner'.B24:'Project Planner'.BO24">
            <calcext:condition calcext:apply-style-name="ConditionalStyle_10" calcext:value="formula-is(1)" calcext:base-cell-address="'Project Planner'.B24"/>
          </calcext:conditional-format>
          <calcext:conditional-format calcext:target-range-address="'Project Planner'.H4:'Project Planner'.BO4">
            <calcext:condition calcext:apply-style-name="ConditionalStyle_9" calcext:value="formula-is([.H$4]=period_selected)" calcext:base-cell-address="'Project Planner'.H4"/>
          </calcext:conditional-format>
          <calcext:conditional-format calcext:target-range-address="'Project Planner'.H5:'Project Planner'.BO23">
            <calcext:condition calcext:apply-style-name="ConditionalStyle_8" calcext:value="formula-is(PercentComplete)" calcext:base-cell-address="'Project Planner'.H5"/>
            <calcext:condition calcext:apply-style-name="ConditionalStyle_7" calcext:value="formula-is(PercentCompleteBeyond)" calcext:base-cell-address="'Project Planner'.H5"/>
            <calcext:condition calcext:apply-style-name="ConditionalStyle_6" calcext:value="formula-is(Actual)" calcext:base-cell-address="'Project Planner'.H5"/>
            <calcext:condition calcext:apply-style-name="ConditionalStyle_5" calcext:value="formula-is(ActualBeyond)" calcext:base-cell-address="'Project Planner'.H5"/>
            <calcext:condition calcext:apply-style-name="ConditionalStyle_4" calcext:value="formula-is(Plan)" calcext:base-cell-address="'Project Planner'.H5"/>
            <calcext:condition calcext:apply-style-name="ConditionalStyle_3" calcext:value="formula-is([.H$4]=period_selected)" calcext:base-cell-address="'Project Planner'.H5"/>
            <calcext:condition calcext:apply-style-name="ConditionalStyle_2" calcext:value="formula-is(MOD(COLUMN();2))" calcext:base-cell-address="'Project Planner'.H5"/>
            <calcext:condition calcext:apply-style-name="ConditionalStyle_1" calcext:value="formula-is(MOD(COLUMN();2)=0)" calcext:base-cell-address="'Project Planner'.H5"/>
          </calcext:conditional-format>
        </calcext:conditional-formats>
      </table:table>
      <table:named-expressions>
        <table:named-expression table:name="Actual" table:base-cell-address="$'Project Planner'.$A$1" table:expression="(PeriodInActual*([$'Project Planner'.$E1]&gt;0))*PeriodInPlan"/>
        <table:named-expression table:name="ActualBeyond" table:base-cell-address="$'Project Planner'.$A$1" table:expression="PeriodInActual*([$'Project Planner'.$E1]&gt;0)"/>
        <table:named-expression table:name="PercentComplete" table:base-cell-address="$'Project Planner'.$A$1" table:expression="PercentCompleteBeyond*PeriodInPlan"/>
        <table:named-expression table:name="PercentCompleteBeyond" table:base-cell-address="$'Project Planner'.$A$1" table:expression="([$'Project Planner'.A$4]=MEDIAN([$'Project Planner'.A$4];[$'Project Planner'.$E1];[$'Project Planner'.$E1]+[$'Project Planner'.$F1])*([$'Project Planner'.$E1]&gt;0))*(([$'Project Planner'.A$4]&lt;(INT([$'Project Planner'.$E1]+[$'Project Planner'.$F1]*[$'Project Planner'.$G1])))+([$'Project Planner'.A$4]=[$'Project Planner'.$E1]))*([$'Project Planner'.$G1]&gt;0)"/>
        <table:named-expression table:name="PeriodInActual" table:base-cell-address="$'Project Planner'.$A$1" table:expression="[$'Project Planner'.A$4]=MEDIAN([$'Project Planner'.A$4];[$'Project Planner'.$E1];[$'Project Planner'.$E1]+[$'Project Planner'.$F1]-1)"/>
        <table:named-expression table:name="PeriodInPlan" table:base-cell-address="$'Project Planner'.$A$1" table:expression="[$'Project Planner'.A$4]=MEDIAN([$'Project Planner'.A$4];[$'Project Planner'.$C1];[$'Project Planner'.$C1]+[$'Project Planner'.$D1]-1)"/>
        <table:named-range table:name="period_selected" table:base-cell-address="$'Project Planner'.$A$1" table:cell-range-address="$'Project Planner'.$H$2"/>
        <table:named-expression table:name="Plan" table:base-cell-address="$'Project Planner'.$A$1" table:expression="PeriodInPlan*([$'Project Planner'.$C1]&gt;0)"/>
        <table:named-range table:name="TitleRegion..BO60" table:base-cell-address="$'Project Planner'.$A$1" table:cell-range-address="$'Project Planner'.$B$3:.$B$4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orbel" svg:font-family="Corbel" style:font-family-generic="swiss"/>
    <style:font-face style:name="Corbel1" svg:font-family="Corbe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a" fo:country="DK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 %</number:text>
    </number:percentage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36P0" style:volatile="true">
      <number:text>kr </number:text>
      <number:number number:decimal-places="0" number:min-decimal-places="0" number:min-integer-digits="1" number:grouping="true"/>
    </number:number-style>
    <number:number-style style:name="N136">
      <style:text-properties fo:color="#ff0000"/>
      <number:text>kr 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5P0" style:volatile="true">
      <number:number number:decimal-places="2" number:min-decimal-places="2" number:min-integer-digits="1" number:grouping="true"/>
    </number:number-style>
    <number:number-style style:name="N135">
      <number:text>-</number:text>
      <number:number number:decimal-places="2" number:min-decimal-places="2" number:min-integer-digits="1" number:grouping="true"/>
      <style:map style:condition="value()&gt;=0" style:apply-style-name="N135P0"/>
    </number:number-style>
    <number:date-style style:name="N134">
      <number:month number:textual="true"/>
      <number:text>-</number:text>
      <number:year/>
    </number:date-style>
    <number:number-style style:name="N133P0" style:volatile="true">
      <number:number number:decimal-places="0" number:min-decimal-places="0" number:min-integer-digits="1" number:grouping="true"/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3P0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time-style style:name="N13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0P0" style:volatile="true">
      <number:text> kr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kr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0P2" style:volatile="true">
      <number:text> kr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5">
      <number:hours/>
      <number:text>:</number:text>
      <number:minutes number:style="long"/>
      <number:text> </number:text>
      <number:am-pm/>
    </number:time-style>
    <number:number-style style:name="N124P0" style:volatile="true">
      <number:text>kr </number:text>
      <number:number number:decimal-places="2" number:min-decimal-places="2" number:min-integer-digits="1" number:grouping="true"/>
    </number:number-style>
    <number:number-style style:name="N124">
      <style:text-properties fo:color="#ff0000"/>
      <number:text>kr -</number:text>
      <number:number number:decimal-places="2" number:min-decimal-places="2" number:min-integer-digits="1" number:grouping="true"/>
      <style:map style:condition="value()&gt;=0" style:apply-style-name="N124P0"/>
    </number:number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date-style style:name="N118">
      <number:day number:style="long"/>
      <number:text>-</number:text>
      <number:month number:textual="true"/>
      <number:text>-</number:text>
      <number:year/>
    </number:date-style>
    <number:time-style style:name="N117">
      <number:minutes number:style="long"/>
      <number:text>:</number:text>
      <number:seconds number:style="long"/>
    </number:time-style>
    <number:number-style style:name="N116P0" style:volatile="true">
      <number:text>kr </number:text>
      <number:number number:decimal-places="0" number:min-decimal-places="0" number:min-integer-digits="1" number:grouping="true"/>
    </number:number-style>
    <number:number-style style:name="N116">
      <number:text>kr -</number:text>
      <number:number number:decimal-places="0" number:min-decimal-places="0" number:min-integer-digits="1" number:grouping="true"/>
      <style:map style:condition="value()&gt;=0" style:apply-style-name="N116P0"/>
    </number:number-style>
    <number:time-style style:name="N114">
      <number:minutes number:style="long"/>
      <number:text>:</number:text>
      <number:seconds number:style="long" number:decimal-places="1"/>
    </number:time-style>
    <number:number-style style:name="N113P0" style:volatile="true">
      <number:text> kr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3P1" style:volatile="true">
      <number:text> kr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13P2" style:volatile="true">
      <number:text> kr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09P0" style:volatile="true">
      <number:number number:decimal-places="2" number:min-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08P0" style:volatile="true">
      <number:text>kr </number:text>
      <number:number number:decimal-places="2" number:min-decimal-places="2" number:min-integer-digits="1" number:grouping="true"/>
    </number:number-style>
    <number:number-style style:name="N108">
      <number:text>kr -</number:text>
      <number:number number:decimal-places="2" number:min-decimal-places="2" number:min-integer-digits="1" number:grouping="true"/>
      <style:map style:condition="value()&gt;=0" style:apply-style-name="N108P0"/>
    </number:number-style>
    <style:style style:name="Default" style:family="table-cell">
      <style:table-cell-properties style:text-align-source="fix" style:repeat-content="false" style:rotation-align="none" style:vertical-align="middle"/>
      <style:paragraph-properties fo:text-align="center"/>
      <style:text-properties fo:color="#404040" style:font-name="Corbel" fo:font-family="Corbel" style:font-family-generic="swiss" fo:font-size="11pt" style:font-size-asian="11pt" style:font-name-complex="Corbel" style:font-family-complex="Corbel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25__20_complete" style:display-name="% complete" style:family="table-cell" style:parent-style-name="Default">
      <style:table-cell-properties fo:background-color="#735773" style:cell-protect="protected" style:print-content="true" style:diagonal-bl-tr="none" style:diagonal-tl-br="none" fo:border="2.49pt solid #ffffff"/>
    </style:style>
    <style:style style:name="_25__20_complete_20__28_beyond_20_plan_29__20_legend" style:display-name="% complete (beyond plan) legend" style:family="table-cell" style:parent-style-name="Default">
      <style:table-cell-properties fo:background-color="#e9ab51" style:cell-protect="protected" style:print-content="true" style:diagonal-bl-tr="none" style:diagonal-tl-br="none" fo:border="2.49pt solid #ffffff"/>
    </style:style>
    <style:style style:name="Activity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Corbel" fo:font-family="Corbel" style:font-family-generic="swiss" fo:font-size="13pt" fo:font-style="normal" fo:text-shadow="none" style:text-underline-style="none" fo:font-weight="bold" style:font-size-asian="13pt" style:font-style-asian="normal" style:font-weight-asian="bold" style:font-name-complex="Corbel" style:font-family-complex="Corbel" style:font-family-generic-complex="swiss" style:font-size-complex="13pt" style:font-style-complex="normal" style:font-weight-complex="bold"/>
    </style:style>
    <style:style style:name="Actual_20__28_beyond_20_plan_29__20_legend" style:display-name="Actual (beyond plan) legend" style:family="table-cell" style:parent-style-name="Default">
      <style:table-cell-properties fo:background-color="#d6bca8" style:cell-protect="protected" style:print-content="true" style:diagonal-bl-tr="none" style:diagonal-tl-br="none" fo:border="2.49pt solid #ffffff"/>
    </style:style>
    <style:style style:name="Actual_20_legend" style:display-name="Actual legend" style:family="table-cell" style:parent-style-name="Default">
      <style:table-cell-properties fo:background-color="#b5a1b5" style:cell-protect="protected" style:print-content="true" style:diagonal-bl-tr="none" style:diagonal-tl-br="none" fo:border="2.49pt solid #ffffff"/>
    </style:style>
    <style:style style:name="Excel_20_Built-in_20_Explanatory_20_Text" style:display-name="Excel Built-in Explanatory Text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735773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Heading_20_1" style:display-name="Excel Built-in Heading 1" style:family="table-cell" style:parent-style-name="Default">
      <style:text-properties fo:color="#735773" style:text-outline="false" style:text-line-through-style="none" style:text-line-through-type="none" style:font-name="Corbel" fo:font-family="Corbel" style:font-family-generic="swiss" fo:font-size="42pt" fo:font-style="normal" fo:text-shadow="none" style:text-underline-style="none" fo:font-weight="bold" style:font-size-asian="42pt" style:font-style-asian="normal" style:font-weight-asian="bold" style:font-name-complex="Corbel" style:font-family-complex="Corbel" style:font-family-generic-complex="swiss" style:font-size-complex="42pt" style:font-style-complex="normal" style:font-weight-complex="bold"/>
    </style:style>
    <style:style style:name="Excel_20_Built-in_20_Heading_20_2" style:display-name="Excel Built-in Heading 2" style:family="table-cell" style:parent-style-name="Default" style:data-style-name="N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3" style:display-name="Excel Built-in Heading 3" style:family="table-cell" style:parent-style-name="Default" style:data-style-name="N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 style:data-style-name="N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735773" style:text-outline="false" style:text-line-through-style="none" style:text-line-through-type="none" style:font-name="Corbel" fo:font-family="Corbel" style:font-family-generic="swiss" fo:font-size="42pt" fo:font-style="normal" fo:text-shadow="none" style:text-underline-style="none" fo:font-weight="bold" style:font-size-asian="42pt" style:font-style-asian="normal" style:font-weight-asian="bold" style:font-name-complex="Corbel" style:font-family-complex="Corbel" style:font-family-generic-complex="swiss" style:font-size-complex="42pt" style:font-style-complex="normal" style:font-weight-complex="bold"/>
    </style:style>
    <style:style style:name="Label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Calibri" fo:font-family="Calibri" style:font-family-generic="swiss" fo:font-size="14pt" fo:font-style="normal" fo:text-shadow="none" style:text-underline-style="none" fo:font-weight="normal" style:font-size-asian="14pt" style:font-style-asian="normal" style:font-weight-asian="normal" style:font-name-complex="Calibri" style:font-family-complex="Calibri" style:font-family-generic-complex="swiss" style:font-size-complex="14pt" style:font-style-complex="normal" style:font-weight-complex="normal"/>
    </style:style>
    <style:style style:name="Percent_20_Complete" style:display-name="Percent Complete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735773" style:text-outline="false" style:text-line-through-style="none" style:text-line-through-type="none" style:font-name="Corbel" fo:font-family="Corbel" style:font-family-generic="swiss" fo:font-size="13pt" fo:font-style="normal" fo:text-shadow="none" style:text-underline-style="none" fo:font-weight="bold" style:font-size-asian="13pt" style:font-style-asian="normal" style:font-weight-asian="bold" style:font-name-complex="Corbel" style:font-family-complex="Corbel" style:font-family-generic-complex="swiss" style:font-size-complex="13pt" style:font-style-complex="normal" style:font-weight-complex="bold"/>
    </style:style>
    <style:style style:name="Period_20_Headers" style:display-name="Period Headers" style:family="table-cell" style:parent-style-name="Default" style:data-style-name="N3">
      <style:table-cell-properties fo:border-bottom="0.74pt solid #73577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Period_20_Highlight_20_Control" style:display-name="Period Highlight Control" style:family="table-cell" style:parent-style-name="Default">
      <style:table-cell-properties fo:border-bottom="0.74pt solid #d1871a" fo:background-color="#f6ddb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1871a" style:vertical-align="middle" loext:vertical-justify="auto"/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Period_20_Value" style:display-name="Period Value" style:family="table-cell" style:parent-style-name="Default" style:data-style-name="N1">
      <style:table-cell-properties fo:border-bottom="0.74pt solid #d1871a" fo:background-color="#f6ddb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1871a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orbel" fo:font-family="Corbel" style:font-family-generic="swiss" fo:font-size="12pt" fo:font-style="normal" fo:text-shadow="none" style:text-underline-style="none" fo:font-weight="normal" style:font-size-asian="12pt" style:font-style-asian="normal" style:font-weight-asian="normal" style:font-name-complex="Corbel" style:font-family-complex="Corbel" style:font-family-generic-complex="swiss" style:font-size-complex="12pt" style:font-style-complex="normal" style:font-weight-complex="normal"/>
    </style:style>
    <style:style style:name="Plan_20_legend" style:display-name="Plan legend" style:family="table-cell" style:parent-style-name="Default">
      <style:table-cell-properties fo:border-bottom="2.49pt solid #ffffff" fo:background-color="#dcd5dc" style:cell-protect="protected" style:print-content="true" style:diagonal-bl-tr="none" style:diagonal-tl-br="none" fo:border-left="2.49pt solid #ffffff" fo:border-right="2.49pt solid #ffffff" fo:border-top="0.74pt solid #ffffff"/>
    </style:style>
    <style:style style:name="Project_20_Headers" style:display-name="Project Headers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onditionalStyle_5f_10" style:display-name="ConditionalStyle_10" style:family="table-cell" style:parent-style-name="Default">
      <style:table-cell-properties fo:border-bottom="none" fo:border-left="none" fo:border-right="none" fo:border-top="0.74pt solid #735773"/>
    </style:style>
    <style:style style:name="ConditionalStyle_5f_9" style:display-name="ConditionalStyle_9" style:family="table-cell" style:parent-style-name="Default">
      <style:table-cell-properties fo:border-bottom="0.74pt solid #735773" fo:background-color="#f6ddb9" fo:border-left="0.74pt solid #d1871a" fo:border-right="0.74pt solid #d1871a" fo:border-top="none"/>
    </style:style>
    <style:style style:name="ConditionalStyle_5f_8" style:display-name="ConditionalStyle_8" style:family="table-cell" style:parent-style-name="Default">
      <style:table-cell-properties fo:border-bottom="0.74pt solid #ffffff" fo:background-color="#735773" fo:border-left="none" fo:border-right="none" fo:border-top="none"/>
    </style:style>
    <style:style style:name="ConditionalStyle_5f_7" style:display-name="ConditionalStyle_7" style:family="table-cell" style:parent-style-name="Default">
      <style:table-cell-properties fo:border-bottom="0.74pt solid #ffffff" fo:background-color="#e9ab51" fo:border-left="none" fo:border-right="none" fo:border-top="none"/>
    </style:style>
    <style:style style:name="ConditionalStyle_5f_6" style:display-name="ConditionalStyle_6" style:family="table-cell" style:parent-style-name="Default">
      <style:table-cell-properties fo:border-bottom="0.74pt solid #ffffff" fo:background-color="#b5a1b5" fo:border-left="none" fo:border-right="none" fo:border-top="none"/>
    </style:style>
    <style:style style:name="ConditionalStyle_5f_5" style:display-name="ConditionalStyle_5" style:family="table-cell" style:parent-style-name="Default">
      <style:table-cell-properties fo:border-bottom="0.74pt solid #ffffff" fo:background-color="#d6bca8" fo:border-left="none" fo:border-right="none" fo:border-top="none"/>
    </style:style>
    <style:style style:name="ConditionalStyle_5f_4" style:display-name="ConditionalStyle_4" style:family="table-cell" style:parent-style-name="Default">
      <style:table-cell-properties fo:border-bottom="0.74pt solid #ffffff" fo:background-color="#dcd5dc" fo:border-left="none" fo:border-right="none" fo:border-top="none"/>
    </style:style>
    <style:style style:name="ConditionalStyle_5f_3" style:display-name="ConditionalStyle_3" style:family="table-cell" style:parent-style-name="Default">
      <style:table-cell-properties fo:border-bottom="0.74pt solid #f6ddb9" fo:background-color="#f6ddb9" fo:border-left="0.74pt solid #d1871a" fo:border-right="0.74pt solid #d1871a" fo:border-top="none"/>
    </style:style>
    <style:style style:name="ConditionalStyle_5f_2" style:display-name="ConditionalStyle_2" style:family="table-cell" style:parent-style-name="Default">
      <style:table-cell-properties fo:border-bottom="0.74pt solid #ffffff" fo:background-color="#f2f2f2" fo:border-left="none" fo:border-right="none" fo:border-top="none"/>
    </style:style>
    <style:style style:name="ConditionalStyle_5f_1" style:display-name="ConditionalStyle_1" style:family="table-cell" style:parent-style-name="Default">
      <style:table-cell-properties fo:border-bottom="0.74pt solid #ffffff" fo:background-color="#ffffff" fo:border-left="none" fo:border-right="none" fo:border-top="none"/>
    </style:style>
  </office:styles>
  <office:automatic-styles>
    <style:page-layout style:name="Mpm1">
      <style:page-layout-properties fo:page-width="27.94cm" fo:page-height="21.59cm" style:num-format="1" style:print-orientation="landscape" fo:margin-top="1.27cm" fo:margin-bottom="0.762cm" fo:margin-left="1.143cm" fo:margin-right="1.143cm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508cm" fo:margin-left="0cm" fo:margin-right="0cm" fo:margin-top="0.12cm"/>
      </style:footer-style>
    </style:page-layout>
    <style:style style:name="MT1" style:family="text">
      <style:text-properties fo:color="#404040" loext:opacity="100%" style:text-outline="false" style:text-line-through-style="none" style:text-line-through-type="none" style:text-position="0% 100%" style:font-name="Corbel1" fo:font-size="11pt" fo:font-style="normal" fo:text-shadow="none" style:text-underline-style="none" fo:font-weight="normal" style:font-size-asian="11pt" style:font-style-asian="normal" style:font-weight-asian="normal" style:font-name-complex="Corbel1" style:font-size-complex="11pt" style:font-style-complex="normal" style:font-weight-complex="normal"/>
    </style:style>
  </office:automatic-styles>
  <office:master-styles>
    <style:master-page style:name="PageStyle_5f_Project_20_Planner" style:display-name="PageStyle_Project Planner" style:page-layout-name="Mpm1">
      <style:header style:display="false"/>
      <style:header-left style:display="false"/>
      <style:header-first style:display="false"/>
      <style:footer>
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7T22:07:09</meta:creation-date>
    <dc:date>2024-03-04T13:23:33.922528863</dc:date>
    <meta:generator>LibreOffice/7.3.7.2$Linux_X86_64 LibreOffice_project/30$Build-2</meta:generator>
    <meta:editing-duration>PT7H37M</meta:editing-duration>
    <meta:editing-cycles>8</meta:editing-cycles>
    <meta:document-statistic meta:table-count="1" meta:cell-count="190" meta:object-count="0"/>
    <meta:user-defined meta:name="AppVersion">16.0300</meta:user-defined>
    <meta:template xlink:type="simple" xlink:actuate="onRequest" xlink:title="TM02887601" xlink:href=""/>
  </office:meta>
</office:document-meta>
</file>